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solid" draw:fill-color="#ffffff" loext:fill-use-slide-background="false" draw:textarea-horizontal-align="justify" draw:textarea-vertical-align="middle" draw:auto-grow-height="false" fo:min-height="3.948cm" fo:min-width="6.69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="solid" draw:fill-color="#ffffff" loext:fill-use-slide-background="false" draw:textarea-horizontal-align="justify" draw:textarea-vertical-align="middle" draw:auto-grow-height="false" fo:min-height="4cm" fo:min-width="6.75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="Стили_20_стрелок_20_2" draw:marker-end-width="0.459cm" draw:fill="solid" draw:fill-color="#ffffff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-width="0.359cm" draw:marker-end="Стили_20_стрелок_20_3" draw:marker-end-width="0.459cm" draw:fill="solid" draw:fill-color="#ffffff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="Стили_20_стрелок_20_4" draw:marker-end-width="0.459cm" draw:fill="solid" draw:fill-color="#ffffff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9cm" draw:marker-end="Стили_20_стрелок_20_5" draw:marker-end-width="0.459cm" draw:fill="solid" draw:fill-color="#ffffff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draw:marker-start-width="0.359cm" draw:marker-end="Стили_20_стрелок_20_6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draw:marker-start-width="0.359cm" draw:marker-end="Стили_20_стрелок_20_7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9cm" draw:marker-end="Стили_20_стрелок_20_9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="Стили_20_стрелок_20_10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draw:marker-start-width="0.359cm" draw:marker-end="Стили_20_стрелок_20_12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-width="0.359cm" draw:marker-end="Стили_20_стрелок_20_11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7.25cm" svg:height="4.25cm" svg:x="-7cm" svg:y="9.25cm">
          <text:p text:style-name="P1"><text:span text:style-name="T1">У</text:span><text:span text:style-name="T1">п</text:span><text:span text:style-name="T1">р</text:span><text:span text:style-name="T1">а</text:span><text:span text:style-name="T1">в</text:span><text:span text:style-name="T1">л</text:span><text:span text:style-name="T1">е</text:span><text:span text:style-name="T1">н</text:span><text:span text:style-name="T1">и</text:span><text:span text:style-name="T1">е </text:span><text:span text:style-name="T1">И</text:span><text:span text:style-name="T1">Т</text:span></text:p>
          <text:p text:style-name="P1"><text:span text:style-name="T2">с</text:span><text:span text:style-name="T2">о</text:span><text:span text:style-name="T2">з</text:span><text:span text:style-name="T2">д</text:span><text:span text:style-name="T2">а</text:span><text:span text:style-name="T2">н</text:span><text:span text:style-name="T2">и</text:span><text:span text:style-name="T2">е</text:span><text:span text:style-name="T2"><text:line-break/></text:span><text:span text:style-name="T2">у</text:span><text:span text:style-name="T2">ч</text:span><text:span text:style-name="T2">ё</text:span><text:span text:style-name="T2">т</text:span><text:span text:style-name="T2">н</text:span><text:span text:style-name="T2">ы</text:span><text:span text:style-name="T2">х </text:span><text:span text:style-name="T2">з</text:span><text:span text:style-name="T2">а</text:span><text:span text:style-name="T2">п</text:span><text:span text:style-name="T2">и</text:span><text:span text:style-name="T2">с</text:span><text:span text:style-name="T2">е</text:span><text:span text:style-name="T2">й</text:span><text:span text:style-name="T2"><text:line-break/></text:span><text:span text:style-name="T2">(</text:span><text:span text:style-name="T2">л</text:span><text:span text:style-name="T2">о</text:span><text:span text:style-name="T2">г</text:span><text:span text:style-name="T2">и</text:span><text:span text:style-name="T2">н</text:span><text:span text:style-name="T2">ы </text:span><text:span text:style-name="T2">и </text:span><text:span text:style-name="T2">п</text:span><text:span text:style-name="T2">а</text:span><text:span text:style-name="T2">р</text:span><text:span text:style-name="T2">о</text:span><text:span text:style-name="T2">л</text:span><text:span text:style-name="T2">и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2" draw:id="id2" draw:layer="layout" svg:width="7.25cm" svg:height="4.25cm" svg:x="1.264cm" svg:y="9.25cm">
          <text:p text:style-name="P3"><text:span text:style-name="T1">Студенческий</text:span><text:span text:style-name="T1"><text:line-break/></text:span><text:span text:style-name="T1">офис</text:span></text:p>
          <text:p text:style-name="P3"><text:span text:style-name="T3">передача в </text:span><text:span text:style-name="T3">деканаты/директораты</text:span></text:p>
          <text:p text:style-name="P3"><text:span text:style-name="T3">институтов/факульт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7.25cm" svg:height="4.25cm" svg:x="9.527cm" svg:y="9.25cm">
          <text:p text:style-name="P1"><text:span text:style-name="T1">Деканат/Директорат</text:span></text:p>
          <text:p text:style-name="P1"><text:span text:style-name="T2">Назначение кураторов и </text:span><text:span text:style-name="T2">передача им учётных записей </text:span><text:span text:style-name="T2">обучающихс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7.25cm" svg:height="4.25cm" svg:x="17.791cm" svg:y="9.25cm">
          <text:p text:style-name="P1"><text:span text:style-name="T1">Куратор</text:span> </text:p>
          <text:p text:style-name="P1"><text:span text:style-name="T3">Идентификация обучающегося и </text:span><text:span text:style-name="T3">передача сведений об учётной </text:span><text:span text:style-name="T3">запис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7.25cm" svg:height="4.25cm" svg:x="26.1cm" svg:y="9.25cm">
          <text:p text:style-name="P3"><text:span text:style-name="T1">О</text:span><text:span text:style-name="T1">б</text:span><text:span text:style-name="T1">у</text:span><text:span text:style-name="T1">ч</text:span><text:span text:style-name="T1">а</text:span><text:span text:style-name="T1">ю</text:span><text:span text:style-name="T1">щ</text:span><text:span text:style-name="T1">и</text:span><text:span text:style-name="T1">й</text:span><text:span text:style-name="T1">с</text:span><text:span text:style-name="T1">я</text:span></text:p>
          <text:p text:style-name="P3"><text:span text:style-name="T3">П</text:span><text:span text:style-name="T3">о</text:span><text:span text:style-name="T3">л</text:span><text:span text:style-name="T3">у</text:span><text:span text:style-name="T3">ч</text:span><text:span text:style-name="T3">е</text:span><text:span text:style-name="T3">н</text:span><text:span text:style-name="T3">и</text:span><text:span text:style-name="T3">е </text:span><text:span text:style-name="T3">л</text:span><text:span text:style-name="T3">о</text:span><text:span text:style-name="T3">г</text:span><text:span text:style-name="T3">и</text:span><text:span text:style-name="T3">н</text:span><text:span text:style-name="T3">а </text:span><text:span text:style-name="T3">и </text:span><text:span text:style-name="T3">п</text:span><text:span text:style-name="T3">а</text:span><text:span text:style-name="T3">р</text:span><text:span text:style-name="T3">о</text:span><text:span text:style-name="T3">л</text:span><text:span text:style-name="T3">я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0.25cm" svg:y1="11.375cm" svg:x2="1.264cm" svg:y2="11.375cm" draw:start-shape="id1" draw:start-glue-point="1" draw:end-shape="id2" draw:end-glue-point="3" svg:d="M250 11375h1014" svg:viewBox="0 0 1015 1">
          <text:p/>
        </draw:connector>
        <draw:connector draw:style-name="gr4" draw:text-style-name="P5" draw:layer="layout" draw:type="line" svg:x1="8.514cm" svg:y1="11.375cm" svg:x2="9.527cm" svg:y2="11.375cm" draw:start-shape="id2" draw:start-glue-point="1" draw:end-shape="id3" draw:end-glue-point="3" svg:d="M8514 11375h1013" svg:viewBox="0 0 1014 1">
          <text:p/>
        </draw:connector>
        <draw:connector draw:style-name="gr5" draw:text-style-name="P5" draw:layer="layout" draw:type="line" svg:x1="16.777cm" svg:y1="11.375cm" svg:x2="17.791cm" svg:y2="11.375cm" draw:start-shape="id3" draw:start-glue-point="1" draw:end-shape="id4" draw:end-glue-point="3" svg:d="M16777 11375h1014" svg:viewBox="0 0 1015 1">
          <text:p/>
        </draw:connector>
        <draw:connector draw:style-name="gr6" draw:text-style-name="P5" draw:layer="layout" draw:type="line" svg:x1="25.041cm" svg:y1="11.375cm" svg:x2="26.1cm" svg:y2="11.375cm" draw:start-shape="id4" draw:start-glue-point="1" draw:end-shape="id5" draw:end-glue-point="3" svg:d="M25041 11375h1059" svg:viewBox="0 0 1060 1">
          <text:p/>
        </draw:connector>
        <draw:custom-shape draw:style-name="gr1" draw:text-style-name="P2" xml:id="id7" draw:id="id7" draw:layer="layout" svg:width="7.25cm" svg:height="4.25cm" svg:x="1.25cm" svg:y="14.25cm">
          <text:p text:style-name="P1"><text:span text:style-name="T1">Студенческий</text:span><text:span text:style-name="T1"><text:line-break/></text:span><text:span text:style-name="T1">офис</text:span></text:p>
          <text:p text:style-name="P1"><text:span text:style-name="T3">идентификаци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7.25cm" svg:height="4.25cm" svg:x="-7cm" svg:y="14.25cm">
          <text:p text:style-name="P1"><text:span text:style-name="T1">Обучающийся</text:span></text:p>
          <text:p text:style-name="P1"><text:span text:style-name="T4">запрос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7.25cm" svg:height="4.25cm" svg:x="9.5cm" svg:y="14.25cm">
          <text:p text:style-name="P1"><text:span text:style-name="T1">Обучающийся</text:span></text:p>
          <text:p text:style-name="P1"><text:span text:style-name="T4">получение пароля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0.25cm" svg:y1="16.375cm" svg:x2="1.25cm" svg:y2="16.375cm" draw:start-shape="id6" draw:start-glue-point="1" draw:end-shape="id7" draw:end-glue-point="3" svg:d="M250 16375h1000" svg:viewBox="0 0 1001 1">
          <text:p/>
        </draw:connector>
        <draw:connector draw:style-name="gr8" draw:text-style-name="P6" draw:layer="layout" draw:type="line" svg:x1="8.5cm" svg:y1="16.375cm" svg:x2="9.5cm" svg:y2="16.375cm" draw:start-shape="id7" draw:start-glue-point="1" draw:end-shape="id8" draw:end-glue-point="3" svg:d="M8500 16375h1000" svg:viewBox="0 0 1001 1">
          <text:p/>
        </draw:connector>
        <draw:custom-shape draw:style-name="gr1" draw:text-style-name="P2" xml:id="id10" draw:id="id10" draw:layer="layout" svg:width="7.25cm" svg:height="4.25cm" svg:x="1.25cm" svg:y="19.5cm">
          <text:p text:style-name="P1"><text:span text:style-name="T1">Куратор</text:span> </text:p>
          <text:p text:style-name="P1"><text:span text:style-name="T3">идентификация обучающегося, запрос на адрес ЭИОС с передачей данных обучающегос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7.25cm" svg:height="4.25cm" svg:x="-7cm" svg:y="19.5cm">
          <text:p text:style-name="P1"><text:span text:style-name="T1">Обучающийся</text:span></text:p>
          <text:p text:style-name="P1"><text:span text:style-name="T4">личное обращение к куратору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7.25cm" svg:height="4.25cm" svg:x="17.75cm" svg:y="19.5cm">
          <text:p text:style-name="P1"><text:span text:style-name="T1">Обучающийся</text:span></text:p>
          <text:p text:style-name="P1"><text:span text:style-name="T4">получение нового пароля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0.25cm" svg:y1="21.625cm" svg:x2="1.25cm" svg:y2="21.625cm" draw:start-shape="id9" draw:start-glue-point="1" draw:end-shape="id10" draw:end-glue-point="3" svg:d="M250 21625h1000" svg:viewBox="0 0 1001 1">
          <text:p/>
        </draw:connector>
        <draw:connector draw:style-name="gr10" draw:text-style-name="P6" draw:layer="layout" svg:x1="8.5cm" svg:y1="21.625cm" svg:x2="9.5cm" svg:y2="21.625cm" draw:start-shape="id10" draw:start-glue-point="1" svg:d="M8500 21625h1000" svg:viewBox="0 0 1001 1">
          <text:p/>
        </draw:connector>
        <draw:connector draw:style-name="gr11" draw:text-style-name="P6" draw:layer="layout" svg:x1="16.75cm" svg:y1="21.625cm" svg:x2="17.75cm" svg:y2="21.625cm" draw:start-shape="id11" draw:start-glue-point="1" draw:end-shape="id12" svg:d="M16750 21625h1000" svg:viewBox="0 0 1001 1">
          <text:p/>
        </draw:connector>
        <draw:custom-shape draw:style-name="gr1" draw:text-style-name="P2" xml:id="id14" draw:id="id14" draw:layer="layout" svg:width="7.25cm" svg:height="4.25cm" svg:x="1.25cm" svg:y="25.8cm">
          <text:p text:style-name="P1"><text:span text:style-name="T1">Студенческий офис</text:span> </text:p>
          <text:p text:style-name="P1"><text:span text:style-name="T3">идентификация обучающегося, запрос на адрес ЭИОС с передачей данных обучающегос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7.25cm" svg:height="4.25cm" svg:x="-7cm" svg:y="25.8cm">
          <text:p text:style-name="P1"><text:span text:style-name="T1">Обучающийся</text:span></text:p>
          <text:p text:style-name="P1"><text:span text:style-name="T4">личное обращени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7.25cm" svg:height="4.25cm" svg:x="9.5cm" svg:y="25.8cm">
          <text:p text:style-name="P1"><text:span text:style-name="T1">ЭИОС</text:span></text:p>
          <text:p text:style-name="P7"><text:span text:style-name="T2">смена пароля, отправка обучающемуся на электронную почту нового парол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25cm" svg:height="4.25cm" svg:x="17.75cm" svg:y="25.75cm">
          <text:p text:style-name="P1"><text:span text:style-name="T1">Обучающийся</text:span></text:p>
          <text:p text:style-name="P1"><text:span text:style-name="T4">получение нового пароля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0.25cm" svg:y1="27.925cm" svg:x2="1.25cm" svg:y2="27.925cm" draw:start-shape="id13" draw:start-glue-point="1" draw:end-shape="id14" draw:end-glue-point="3" svg:d="M250 27925h1000" svg:viewBox="0 0 1001 1">
          <text:p/>
        </draw:connector>
        <draw:connector draw:style-name="gr10" draw:text-style-name="P6" draw:layer="layout" svg:x1="8.5cm" svg:y1="27.925cm" svg:x2="9.5cm" svg:y2="27.925cm" draw:start-shape="id14" draw:start-glue-point="1" draw:end-shape="id15" draw:end-glue-point="3" svg:d="M8500 27925h1000" svg:viewBox="0 0 1001 1">
          <text:p/>
        </draw:connector>
        <draw:connector draw:style-name="gr12" draw:text-style-name="P6" draw:layer="layout" svg:x1="16.75cm" svg:y1="27.925cm" svg:x2="17.75cm" svg:y2="27.925cm" draw:start-shape="id15" draw:start-glue-point="1" svg:d="M16750 27925h1000" svg:viewBox="0 0 1001 1">
          <text:p/>
        </draw:connector>
        <draw:custom-shape draw:style-name="gr1" draw:text-style-name="P2" xml:id="id17" draw:id="id17" draw:layer="layout" svg:width="7.25cm" svg:height="4.25cm" svg:x="1.25cm" svg:y="31.75cm">
          <text:p text:style-name="P1"><text:span text:style-name="T1">Студенческий офис</text:span> </text:p>
          <text:p text:style-name="P1"><text:span text:style-name="T3">идентификация обучающегося, запрос на адрес ЭИОС с передачей необходимых дан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7.25cm" svg:height="4.25cm" svg:x="-7cm" svg:y="31.75cm">
          <text:p text:style-name="P1"><text:span text:style-name="T1">Обучающийся</text:span></text:p>
          <text:p text:style-name="P1"><text:span text:style-name="T4">личное обращени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7.25cm" svg:height="4.25cm" svg:x="9.5cm" svg:y="31.75cm">
          <text:p text:style-name="P1"><text:span text:style-name="T1">ЭИОС</text:span></text:p>
          <text:p text:style-name="P1"><text:span text:style-name="T2">привязка к новой группе, отправка уведомления на личную электронную почт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25cm" svg:height="4.25cm" svg:x="17.75cm" svg:y="31.75cm">
          <text:p text:style-name="P1"><text:span text:style-name="T1">Обучающийся</text:span></text:p>
          <text:p text:style-name="P1"><text:span text:style-name="T4">работа в новой группе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0.25cm" svg:y1="33.875cm" svg:x2="1.25cm" svg:y2="33.875cm" draw:start-shape="id16" draw:start-glue-point="1" draw:end-shape="id17" draw:end-glue-point="3" svg:d="M250 33875h1000" svg:viewBox="0 0 1001 1">
          <text:p/>
        </draw:connector>
        <draw:connector draw:style-name="gr10" draw:text-style-name="P6" draw:layer="layout" svg:x1="8.5cm" svg:y1="33.875cm" svg:x2="9.5cm" svg:y2="33.875cm" draw:start-shape="id17" draw:start-glue-point="1" draw:end-shape="id18" draw:end-glue-point="3" svg:d="M8500 33875h1000" svg:viewBox="0 0 1001 1">
          <text:p/>
        </draw:connector>
        <draw:connector draw:style-name="gr12" draw:text-style-name="P6" draw:layer="layout" svg:x1="16.75cm" svg:y1="33.875cm" svg:x2="17.75cm" svg:y2="33.875cm" draw:start-shape="id18" draw:start-glue-point="1" svg:d="M16750 33875h1000" svg:viewBox="0 0 1001 1">
          <text:p/>
        </draw:connector>
        <draw:custom-shape draw:style-name="gr1" draw:text-style-name="P2" xml:id="id11" draw:id="id11" draw:layer="layout" svg:width="7.25cm" svg:height="4.25cm" svg:x="9.5cm" svg:y="19.5cm">
          <text:p text:style-name="P1"><text:span text:style-name="T1">ЭИОС</text:span></text:p>
          <text:p text:style-name="P7"><text:span text:style-name="T2">смена пароля, отправка обучающемуся на электронную почту нового парол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7.25cm" svg:height="4.25cm" svg:x="1.25cm" svg:y="36.95cm">
          <text:p text:style-name="P1"><text:span text:style-name="T1">П</text:span><text:span text:style-name="T1">р</text:span><text:span text:style-name="T1">е</text:span><text:span text:style-name="T1">п</text:span><text:span text:style-name="T1">о</text:span><text:span text:style-name="T1">д</text:span><text:span text:style-name="T1">а</text:span><text:span text:style-name="T1">в</text:span><text:span text:style-name="T1">а</text:span><text:span text:style-name="T1">т</text:span><text:span text:style-name="T1">е</text:span><text:span text:style-name="T1">л</text:span><text:span text:style-name="T1">ь</text:span></text:p>
          <text:p text:style-name="P1"><text:span text:style-name="T3">за</text:span><text:span text:style-name="T3">п</text:span><text:span text:style-name="T3">ис</text:span><text:span text:style-name="T3">ь </text:span><text:span text:style-name="T3">ку</text:span><text:span text:style-name="T3">рс</text:span><text:span text:style-name="T3">, </text:span><text:span text:style-name="T3">ув</text:span><text:span text:style-name="T3">е</text:span><text:span text:style-name="T3">д</text:span><text:span text:style-name="T3">о</text:span><text:span text:style-name="T3">м</text:span><text:span text:style-name="T3">л</text:span><text:span text:style-name="T3">е</text:span><text:span text:style-name="T3">н</text:span><text:span text:style-name="T3">и</text:span><text:span text:style-name="T3">е </text:span><text:span text:style-name="T3">о</text:span><text:span text:style-name="T3">бу</text:span><text:span text:style-name="T3">ча</text:span><text:span text:style-name="T3">ю</text:span><text:span text:style-name="T3">щ</text:span><text:span text:style-name="T3">ег</text:span><text:span text:style-name="T3">ос</text:span><text:span text:style-name="T3">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9" draw:id="id19" draw:layer="layout" svg:width="7.25cm" svg:height="4.25cm" svg:x="-7cm" svg:y="36.95cm">
          <text:p text:style-name="P1"><text:span text:style-name="T1">Обучающийся</text:span></text:p>
          <text:p text:style-name="P1"><text:span text:style-name="T4">личное обращени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25cm" svg:height="4.25cm" svg:x="9.5cm" svg:y="37cm">
          <text:p text:style-name="P1"><text:span text:style-name="T1">Обучающийся</text:span></text:p>
          <text:p text:style-name="P1"><text:span text:style-name="T4">работа на курсе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0.25cm" svg:y1="39.075cm" svg:x2="1.25cm" svg:y2="39.075cm" draw:start-shape="id19" draw:start-glue-point="1" draw:end-shape="id20" draw:end-glue-point="3" svg:d="M250 39075h1000" svg:viewBox="0 0 1001 1">
          <text:p/>
        </draw:connector>
        <draw:connector draw:style-name="gr10" draw:text-style-name="P6" draw:layer="layout" svg:x1="8.5cm" svg:y1="39.075cm" svg:x2="9.5cm" svg:y2="39.075cm" draw:start-shape="id20" draw:start-glue-point="1" svg:d="M8500 39075h1000" svg:viewBox="0 0 1001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22:27:30.498944380</meta:creation-date>
    <dc:date>2023-10-10T23:18:50.476623339</dc:date>
    <meta:editing-duration>PT32M3S</meta:editing-duration>
    <meta:editing-cycles>2</meta:editing-cycles>
    <meta:generator>LibreOffice/7.4.7.2$Linux_X86_64 LibreOffice_project/40$Build-2</meta:generator>
    <meta:document-statistic meta:object-count="40"/>
  </office:meta>
</office:document-meta>
</file>